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4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Times New Roman"/>
    </style:style>
    <style:style style:name="P5" style:family="paragraph" style:parent-style-name="Heading">
      <style:paragraph-properties fo:text-align="center" style:justify-single-word="false"/>
    </style:style>
    <style:style style:name="P6" style:family="paragraph" style:parent-style-name="Text_20_body">
      <style:paragraph-properties fo:margin-left="1.085cm" fo:margin-right="1.746cm" fo:text-indent="0cm" style:auto-text-indent="false"/>
      <style:text-properties fo:font-size="11pt" style:font-size-asian="11pt" style:font-size-complex="11pt"/>
    </style:style>
    <style:style style:name="P7" style:family="paragraph" style:parent-style-name="Text_20_body" style:list-style-name="ABC"/>
    <style:style style:name="P8" style:family="paragraph" style:parent-style-name="Text_20_body">
      <style:text-properties style:font-name="Times New Roman"/>
    </style:style>
    <style:style style:name="P9" style:family="paragraph" style:parent-style-name="Text_20_body" style:list-style-name="L1">
      <style:text-properties style:font-name="Times New Roman"/>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list-style-name="ABC">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font-name="Times New Roman"/>
    </style:style>
    <style:style style:name="P13" style:family="paragraph" style:parent-style-name="Heading_20_1">
      <style:text-properties style:font-name="Times New Roman"/>
    </style:style>
    <style:style style:name="P14" style:family="paragraph" style:parent-style-name="Heading_20_1">
      <style:text-properties style:font-name="Times New Roman"/>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fo:font-style="normal" fo:font-weight="normal" style:font-style-asian="normal" style:font-weight-asian="normal" style:font-style-complex="normal" style:font-weight-complex="normal"/>
    </style:style>
    <style:style style:name="T4" style:family="text">
      <style:text-properties style:text-position="sub 58%"/>
    </style:style>
    <style:style style:name="T5" style:family="text">
      <style:text-properties style:text-position="sub 58%" style:font-name="Times New Roman1"/>
    </style:style>
    <style:style style:name="T6" style:family="text">
      <style:text-properties style:text-position="sub 58%" style:font-name="Times New Roman1" fo:font-weight="normal" style:font-weight-asian="normal" style:font-weight-complex="normal"/>
    </style:style>
    <style:style style:name="T7" style:family="text">
      <style:text-properties style:text-position="sub 58%" fo:font-style="italic" style:font-style-asian="italic" style:font-style-complex="italic"/>
    </style:style>
    <style:style style:name="T8" style:family="text">
      <style:text-properties style:text-position="sub 58%" fo:font-weight="normal" style:font-weight-asian="normal" style:font-weight-complex="normal"/>
    </style:style>
    <style:style style:name="T9" style:family="text">
      <style:text-properties style:font-weight-complex="bold"/>
    </style:style>
    <style:style style:name="T10" style:family="text">
      <style:text-properties style:text-position="0% 100%" style:font-name="Times New Roman1"/>
    </style:style>
    <style:style style:name="T11" style:family="text">
      <style:text-properties style:text-position="0% 100%" style:font-name="Times New Roman1" fo:font-weight="normal" style:font-weight-asian="normal" style:font-weight-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style:text-position="0% 100%" fo:font-weight="normal" style:font-weight-asian="normal" style:font-weight-complex="normal"/>
    </style:style>
    <style:style style:name="T14" style:family="text">
      <style:text-properties style:font-name="Times New Roman"/>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italic" style:font-style-asian="italic" style:font-style-complex="itali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font-name="Times New Roman"/>
    </style:style>
    <style:style style:name="T23" style:family="text">
      <style:text-properties style:font-name="Times New Roman" fo:font-style="italic" style:font-style-asian="italic" style:font-style-complex="italic"/>
    </style:style>
    <style:style style:name="T24" style:family="text">
      <style:text-properties style:font-name="Times New Roman"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run-through="foreground" style:wrap="none" style:vertical-pos="from-top" style:vertical-rel="paragraph" style:horizontal-pos="from-left" style:horizontal-rel="paragraph" draw:ole-draw-aspect="1"/>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Formula">
      <style:graphic-properties style:vertical-pos="from-top" style:vertical-rel="paragraph" style:horizontal-pos="from-left" style:horizontal-rel="paragraph" draw:ole-draw-aspect="1"/>
    </style:style>
    <style:style style:name="fr5" style:family="graphic" style:parent-style-name="Formula">
      <style:graphic-properties style:vertical-pos="middle" style:vertical-rel="paragraph-content" style:horizontal-pos="center"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enBarter</text:p>
      <text:p text:style-name="P3"/>
      <text:p text:style-name="P3"/>
      <text:p text:style-name="P2">abstract</text:p>
      <text:p text:style-name="P2"/>
      <text:p text:style-name="P6">openBarter is a software defining a barter market. By generalizing representations of values, prices and bids, it behaves just as a regular market when bids match forming bilateral exchange cycles, but also allows exchange cycles with more than two partners in a single transaction. Even if it does not require any central monetary standard, prices can be compared. By allowing non-bilateral exchanges, competition between groups of partners fosters cooperation inside groups. <text:s/>In contrast with archaic barter openBarter performs automatic competition of multilateral exchanges and is nearly as liquid as a regular market using money, maximizing usefulness of resource allocation. By considering value as multidimensional, this software proposes a regulation mean for allocation of a large diversity of scarce ecological resources.</text:p>
      <text:p text:style-name="P6"/>
      <text:p text:style-name="P1">Money used for the measurement of value is fundamentally mono-dimensional. We define a value <text:s/>as a couple (quantity,quality), where <text:span text:style-name="T20">quantity</text:span> is an integer, and <text:span text:style-name="T20">quality</text:span> a name. </text:p>
      <text:p text:style-name="P1">Bids are using a quality to define the nature of the value provided, and an other quality to define the nature required in exchange of the value offered. More precisely a bid as a statement of an owner to provide a value defined by (quantity,quality) in exchange of an other quality for a given <text:span text:style-name="variable_5f_math"><text:span text:style-name="T1">ω</text:span></text:span> ratio between provided and received quantities. Like the price this ratio express the relative utility of resources exchanged, but does not use any monetary standard.</text:p>
      <text:p text:style-name="P1">The barter market is a database that stores ownership of values, bids, and draft agreements. </text:p>
      <text:h text:style-name="Heading_20_1" text:outline-level="1">Draft agreement formation</text:h>
      <text:p text:style-name="Text_20_body">From bids submitted by depositories, the database finds possible relations between them. <text:s/>This search is done each time a new bid is submitted, and consists in the following steps:</text:p>
      <text:list xml:id="list1869391809" text:style-name="ABC">
        <text:list-item>
          <text:p text:style-name="P7">Find sets of bids where matchings between quality provided and required form an exchange cycle,</text:p>
        </text:list-item>
        <text:list-item>
          <text:p text:style-name="P7">Select the best among these cycles, using a best price rule generalized to multilateral agreements,</text:p>
        </text:list-item>
        <text:list-item>
          <text:p text:style-name="P7">Obtain a fair compromise between the bids of the selected cycle <text:s/>and records the resulting agreement as a draft to be submitted to owners by decreasing values offered by bids forming this draft.</text:p>
          <text:p text:style-name="P11">These steps are repeated until no cycle is found.</text:p>
          <text:list>
            <text:list-item>
              <text:list>
                <text:list-header>
                  <text:p text:style-name="P11">This process included in a single atomic transaction keeps acyclic the graph represented by bids, and produces a set of draft agreements possibly empty for each bid recorded.</text:p>
                </text:list-header>
              </text:list>
            </text:list-item>
          </text:list>
        </text:list-item>
      </text:list>
      <text:h text:style-name="Heading_20_1" text:outline-level="1"><text:soft-page-break/>Multilateral exchange </text:h>
      <text:p text:style-name="P1">Let's consider a set of <text:span text:style-name="variable_5f_math"><text:span text:style-name="T9">n</text:span></text:span> such bids where the quality offered by one equals the quality required by the other. <text:span text:style-name="variable_5f_math"><text:span text:style-name="T1">ω</text:span></text:span><text:span text:style-name="variable_5f_math"><text:span text:style-name="T5">i</text:span></text:span><text:span text:style-name="variable_5f_math"> </text:span>are prices of these <text:span text:style-name="variable_5f_math"><text:span text:style-name="T9">n</text:span></text:span> bids, with <draw:frame draw:style-name="fr1" draw:name="Objet3" text:anchor-type="as-char" svg:width="2.118cm" svg:height="0.482cm" draw:z-index="0"><draw:object xlink:href="./Object 3" xlink:type="simple" xlink:show="embed" xlink:actuate="onLoad"/><draw:image xlink:href="./ObjectReplacements/Object 3" xlink:type="simple" xlink:show="embed" xlink:actuate="onLoad"/></draw:frame>. </text:p>
      <text:p text:style-name="P1">Let's also suppose an agreement exists between partners, and that each partner provides a given quantity <text:span text:style-name="variable_5f_math">q</text:span><text:span text:style-name="variable_5f_math"><text:span text:style-name="T4">i</text:span></text:span><text:span text:style-name="variable_5f_math"> </text:span>to an other partner. We should have: </text:p>
      <text:p text:style-name="P1"><draw:frame draw:style-name="fr2" draw:name="Objet4" text:anchor-type="paragraph" svg:x="6.354cm" svg:y="-0.007cm" svg:width="4.3cm" svg:height="2.27cm" draw:z-index="1"><draw:object xlink:href="./Object 4" xlink:type="simple" xlink:show="embed" xlink:actuate="onLoad"/><draw:image xlink:href="./ObjectReplacements/Object 4" xlink:type="simple" xlink:show="embed" xlink:actuate="onLoad"/></draw:frame>If we make the product of those <text:span text:style-name="variable_5f_math">n</text:span> expression, </text:p>
      <text:p text:style-name="P1">we obtain: <draw:frame draw:style-name="fr3" draw:name="Objet5" text:anchor-type="char" svg:x="6.5cm" svg:y="-0.051cm" svg:width="4.572cm" svg:height="1.159cm" draw:z-index="2"><draw:object xlink:href="./Object 5" xlink:type="simple" xlink:show="embed" xlink:actuate="onLoad"/><draw:image xlink:href="./ObjectReplacements/Object 5" xlink:type="simple" xlink:show="embed" xlink:actuate="onLoad"/></draw:frame></text:p>
      <text:p text:style-name="P1"/>
      <text:p text:style-name="P1">We see that if an agreement exists, we have:</text:p>
      <text:p text:style-name="P1"><draw:frame draw:style-name="fr4" draw:name="Objet17" text:anchor-type="paragraph" svg:x="7.348cm" svg:y="-0.064cm" svg:width="1.778cm" svg:height="1.138cm" draw:z-index="5"><draw:object xlink:href="./Object 17" xlink:type="simple" xlink:show="embed" xlink:actuate="onLoad"/><draw:image xlink:href="./ObjectReplacements/Object 17" xlink:type="simple" xlink:show="embed" xlink:actuate="onLoad"/></draw:frame><text:tab/>[1]</text:p>
      <text:p text:style-name="P1"/>
      <text:p text:style-name="P1">A barter is required when this condition is not fulfilled.</text:p>
      <text:h text:style-name="Heading_20_1" text:outline-level="1">Bilateral case</text:h>
      <text:p text:style-name="P1">Using the regular definition of price for an exchange between a seller providing 10 Kg of apples in exchange of 20 pounds, the price is 2 pounds/Kg. </text:p>
      <text:p text:style-name="P1">If a seller provides a quantity <text:span text:style-name="variable_5f_math">g</text:span> of goods to a buyer in exchange of a quantity <text:span text:style-name="variable_5f_math">m</text:span> of money, the regular definition of price is: <draw:frame draw:style-name="fr1" draw:name="Objet6" text:anchor-type="as-char" svg:width="1.252cm" svg:height="0.997cm" draw:z-index="20"><draw:object xlink:href="./Object 6" xlink:type="simple" xlink:show="embed" xlink:actuate="onLoad"/><draw:image xlink:href="./ObjectReplacements/Object 6" xlink:type="simple" xlink:show="embed" xlink:actuate="onLoad"/></draw:frame>. </text:p>
      <text:p text:style-name="P1">Buyer and seller have usually different ideas of prices, We note the buyer price <text:span text:style-name="variable_5f_math">p</text:span><text:span text:style-name="variable_5f_math"><text:span text:style-name="T4">b</text:span></text:span> and the seller price <text:span text:style-name="variable_5f_math">p</text:span><text:span text:style-name="variable_5f_math"><text:span text:style-name="T4">s </text:span></text:span><text:span text:style-name="variable_5f_math"><text:span text:style-name="T12">. Agreement is the result of a compromise between these prices.</text:span></text:span><text:span text:style-name="variable_5f_math"><text:span text:style-name="T4"> </text:span></text:span></text:p>
      <text:p text:style-name="P1">Using the definition of price <text:span text:style-name="variable_5f_math"><text:span text:style-name="T1">ω</text:span></text:span> given earlier (a ratio between provided and received quantities) the buyer price is <text:s/><text:span text:style-name="variable_5f_math"><text:span text:style-name="T1">ω</text:span></text:span><text:span text:style-name="variable_5f_math"><text:span text:style-name="T5">b</text:span></text:span><text:span text:style-name="variable_5f_math"><text:span text:style-name="T1"> </text:span></text:span><text:span text:style-name="T1">such as</text:span><draw:frame draw:style-name="fr1" draw:name="Objet7" text:anchor-type="as-char" svg:width="1.402cm" svg:height="0.997cm" draw:z-index="3"><draw:object xlink:href="./Object 7" xlink:type="simple" xlink:show="embed" xlink:actuate="onLoad"/><draw:image xlink:href="./ObjectReplacements/Object 7" xlink:type="simple" xlink:show="embed" xlink:actuate="onLoad"/></draw:frame> and the seller price is <text:s/><text:span text:style-name="variable_5f_math"><text:span text:style-name="T1">ω</text:span></text:span><text:span text:style-name="variable_5f_math"><text:span text:style-name="T5">s</text:span></text:span><text:span text:style-name="variable_5f_math"><text:span text:style-name="T1"> </text:span></text:span><text:span text:style-name="T1">such as</text:span><draw:frame draw:style-name="fr1" draw:name="Objet8" text:anchor-type="as-char" svg:width="1.385cm" svg:height="0.998cm" draw:z-index="4"><draw:object xlink:href="./Object 8" xlink:type="simple" xlink:show="embed" xlink:actuate="onLoad"/><draw:image xlink:href="./ObjectReplacements/Object 8" xlink:type="simple" xlink:show="embed" xlink:actuate="onLoad"/></draw:frame>. </text:p>
      <text:p text:style-name="P1">We see that <draw:frame draw:style-name="fr1" draw:name="Objet9" text:anchor-type="as-char" svg:width="1.418cm" svg:height="0.531cm" draw:z-index="6"><draw:object xlink:href="./Object 9" xlink:type="simple" xlink:show="embed" xlink:actuate="onLoad"/><draw:image xlink:href="./ObjectReplacements/Object 9" xlink:type="simple" xlink:show="embed" xlink:actuate="onLoad"/></draw:frame> <text:s/>and <draw:frame draw:style-name="fr1" draw:name="Objet10" text:anchor-type="as-char" svg:width="1.471cm" svg:height="1.062cm" draw:z-index="7"><draw:object xlink:href="./Object 10" xlink:type="simple" xlink:show="embed" xlink:actuate="onLoad"/><draw:image xlink:href="./ObjectReplacements/Object 10" xlink:type="simple" xlink:show="embed" xlink:actuate="onLoad"/></draw:frame></text:p>
      <text:p text:style-name="petit-titre">Agreement </text:p>
      <text:p text:style-name="P1">Agreement on price between the buyer and the seller exists when <draw:frame draw:style-name="fr1" draw:name="Objet11" text:anchor-type="as-char" svg:width="1.385cm" svg:height="0.531cm" draw:z-index="8"><draw:object xlink:href="./Object 11" xlink:type="simple" xlink:show="embed" xlink:actuate="onLoad"/><draw:image xlink:href="./ObjectReplacements/Object 11" xlink:type="simple" xlink:show="embed" xlink:actuate="onLoad"/><svg:desc>formule</svg:desc></draw:frame>. An equivalent statement using expressions <text:span text:style-name="variable_5f_math"><text:span text:style-name="T1">ω</text:span></text:span><text:span text:style-name="variable_5f_math"><text:span text:style-name="T5">b </text:span></text:span><text:span text:style-name="T10">and </text:span><text:s/><text:span text:style-name="variable_5f_math"><text:span text:style-name="T1">ω</text:span></text:span><text:span text:style-name="variable_5f_math"><text:span text:style-name="T5">s <text:s/></text:span></text:span>of price is: </text:p>
      <text:p text:style-name="P1"><draw:frame draw:style-name="fr1" draw:name="Objet12" text:anchor-type="as-char" svg:width="3.632cm" svg:height="1.062cm" draw:z-index="9"><draw:object xlink:href="./Object 12" xlink:type="simple" xlink:show="embed" xlink:actuate="onLoad"/><draw:image xlink:href="./ObjectReplacements/Object 12" xlink:type="simple" xlink:show="embed" xlink:actuate="onLoad"/><svg:desc>formule</svg:desc></draw:frame></text:p>
      <text:p text:style-name="P1">It is the definition of agreement given earlier [1] applied to the bilateral case. </text:p>
      <text:p text:style-name="petit-titre">Competition </text:p>
      <text:p text:style-name="P1">Using the traditional definition of price, the best price rule is for the buyer the minimum <text:span text:style-name="variable_5f_math">p</text:span><text:span text:style-name="variable_5f_math"><text:span text:style-name="T4">s</text:span></text:span>, and for the seller the maximum <text:span text:style-name="variable_5f_math">p</text:span><text:span text:style-name="variable_5f_math"><text:span text:style-name="T4">b</text:span></text:span>. </text:p>
      <text:p text:style-name="P1"><text:soft-page-break/>Using the new definition of price; since<draw:frame draw:style-name="fr1" draw:name="Objet13" text:anchor-type="as-char" svg:width="1.471cm" svg:height="1.06cm" draw:z-index="11"><draw:object xlink:href="./Object 13" xlink:type="simple" xlink:show="embed" xlink:actuate="onLoad"/><draw:image xlink:href="./ObjectReplacements/Object 13" xlink:type="simple" xlink:show="embed" xlink:actuate="onLoad"/></draw:frame>and <draw:frame draw:style-name="fr1" draw:name="Objet14" text:anchor-type="as-char" svg:width="1.418cm" svg:height="0.531cm" draw:z-index="12"><draw:object xlink:href="./Object 14" xlink:type="simple" xlink:show="embed" xlink:actuate="onLoad"/><draw:image xlink:href="./ObjectReplacements/Object 14" xlink:type="simple" xlink:show="embed" xlink:actuate="onLoad"/></draw:frame>, it is the maximum <text:span text:style-name="variable_5f_math"><text:span text:style-name="T1">ω</text:span></text:span><text:span text:style-name="variable_5f_math"><text:span text:style-name="T4">s</text:span></text:span> and the maximum <text:span text:style-name="variable_5f_math"><text:span text:style-name="T1">ω</text:span></text:span><text:span text:style-name="variable_5f_math"><text:span text:style-name="T5">b</text:span></text:span>, the best price rule is the selection of the best:</text:p>
      <text:p text:style-name="P1"><draw:frame draw:style-name="fr5" draw:name="Objet15" text:anchor-type="paragraph" svg:width="1.337cm" svg:height="0.531cm" draw:z-index="10"><draw:object xlink:href="./Object 15" xlink:type="simple" xlink:show="embed" xlink:actuate="onLoad"/><draw:image xlink:href="./ObjectReplacements/Object 15" xlink:type="simple" xlink:show="embed" xlink:actuate="onLoad"/></draw:frame><text:tab/>[2] </text:p>
      <text:p text:style-name="petit-titre">Compromise </text:p>
      <text:p text:style-name="P1">Barter is required when buyer and seller do not agree on their prices<text:span text:style-name="T21"> </text:span><text:span text:style-name="variable_5f_math"><text:span text:style-name="T21">p</text:span></text:span><text:span text:style-name="variable_5f_math"><text:span text:style-name="T8">b</text:span></text:span><text:span text:style-name="T21"> and </text:span><text:span text:style-name="variable_5f_math"><text:span text:style-name="T21">p</text:span></text:span><text:span text:style-name="variable_5f_math"><text:span text:style-name="T8">s</text:span></text:span><text:span text:style-name="T21">. We propose to define it as <text:s/>the geometric mean of <text:s/></text:span><text:span text:style-name="variable_5f_math"><text:span text:style-name="T21">p</text:span></text:span><text:span text:style-name="variable_5f_math"><text:span text:style-name="T8">b</text:span></text:span><text:span text:style-name="T21"> and </text:span><text:span text:style-name="variable_5f_math"><text:span text:style-name="T21">p</text:span></text:span><text:span text:style-name="variable_5f_math"><text:span text:style-name="T8">s:</text:span></text:span><text:span text:style-name="T21"><draw:frame draw:style-name="fr1" draw:name="Objet16" text:anchor-type="as-char" svg:width="2.387cm" svg:height="0.57cm" draw:z-index="16"><draw:object xlink:href="./Object 16" xlink:type="simple" xlink:show="embed" xlink:actuate="onLoad"/><draw:image xlink:href="./ObjectReplacements/Object 16" xlink:type="simple" xlink:show="embed" xlink:actuate="onLoad"/></draw:frame></text:span><text:span text:style-name="T21">. This represents for each partner the same ratio between initial and final price. It is also a simple way to balance offers of partners. </text:span></text:p>
      <text:p text:style-name="P1"><draw:frame draw:style-name="fr4" draw:name="Objet18" text:anchor-type="paragraph" svg:x="7.174cm" svg:y="0.829cm" svg:width="2.655cm" svg:height="2.074cm" draw:z-index="13"><draw:object xlink:href="./Object 18" xlink:type="simple" xlink:show="embed" xlink:actuate="onLoad"/><draw:image xlink:href="./ObjectReplacements/Object 18" xlink:type="simple" xlink:show="embed" xlink:actuate="onLoad"/><svg:desc>formule</svg:desc></draw:frame><text:span text:style-name="T21">Expressed using expressions <text:s/></text:span><text:span text:style-name="variable_5f_math"><text:span text:style-name="T2">ω </text:span></text:span><text:span text:style-name="T21">of prices, we obtain new values <text:s/></text:span><text:span text:style-name="variable_5f_math"><text:span text:style-name="T2">ω'</text:span></text:span><text:span text:style-name="variable_5f_math"><text:span text:style-name="T8">s </text:span></text:span><text:span text:style-name="T13">and </text:span><text:span text:style-name="variable_5f_math"><text:span text:style-name="T11">ω'</text:span></text:span><text:span text:style-name="variable_5f_math"><text:span text:style-name="T6">b</text:span></text:span><text:span text:style-name="T11"> such </text:span><text:span text:style-name="T10">as their product is 1:</text:span></text:p>
      <text:p text:style-name="P1"><text:tab/></text:p>
      <text:p text:style-name="P1"/>
      <text:p text:style-name="P1"/>
      <text:p text:style-name="P1">or more simply:</text:p>
      <text:p text:style-name="P1"><draw:frame draw:style-name="fr5" draw:name="Objet20" text:anchor-type="paragraph" svg:width="2.517cm" svg:height="0.898cm" draw:z-index="14"><draw:object xlink:href="./Object 20" xlink:type="simple" xlink:show="embed" xlink:actuate="onLoad"/><draw:image xlink:href="./ObjectReplacements/Object 20" xlink:type="simple" xlink:show="embed" xlink:actuate="onLoad"/><svg:desc>formule</svg:desc></draw:frame><text:tab/>[3] </text:p>
      <text:p text:style-name="P1"/>
      <text:h text:style-name="Heading_20_1" text:outline-level="1">Extension to the multilateral case</text:h>
      <text:p text:style-name="Text_20_body"/>
      <text:p text:style-name="Text_20_body">We note<text:span text:style-name="T14"> </text:span><text:span text:style-name="T1">Ω <text:s/></text:span><text:span text:style-name="T14">the product </text:span><text:span text:style-name="T14"><draw:frame draw:style-name="fr1" draw:name="Objet21" text:anchor-type="as-char" svg:width="1.889cm" svg:height="1.138cm" draw:z-index="17"><draw:object xlink:href="./Object 21" xlink:type="simple" xlink:show="embed" xlink:actuate="onLoad"/><draw:image xlink:href="./ObjectReplacements/Object 21" xlink:type="simple" xlink:show="embed" xlink:actuate="onLoad"/></draw:frame></text:span><text:span text:style-name="T14"> . </text:span></text:p>
      <text:p text:style-name="P4"/>
      <text:p text:style-name="Text_20_body"><text:span text:style-name="T14">T</text:span>he best price rule [2] is extended to the multilateral case by choosing the cycle of bids maximizing <text:span text:style-name="T1">Ω. </text:span>However it is <text:span text:style-name="T19">not</text:span> the unique solution, but the one where algorithms has been found to perform automatic competition between cycles.</text:p>
      <text:p text:style-name="Text_20_body">Likewise for [3], a compromise can be obtained for a cycle of bids by sharing equally <text:span text:style-name="T1">Ω between bids </text:span>with:</text:p>
      <text:p text:style-name="P1"><draw:frame draw:style-name="fr5" draw:name="Objet22" text:anchor-type="paragraph" svg:width="2.671cm" svg:height="1.002cm" draw:z-index="15"><draw:object xlink:href="./Object 22" xlink:type="simple" xlink:show="embed" xlink:actuate="onLoad"/><draw:image xlink:href="./ObjectReplacements/Object 22" xlink:type="simple" xlink:show="embed" xlink:actuate="onLoad"/><svg:desc>formule</svg:desc></draw:frame><text:tab/></text:p>
      <text:p text:style-name="Text_20_body"/>
      <text:p text:style-name="Text_20_body">It is a fair compromise when all partners are distinct, but a partner can take advantage of this rule by inserting bids using artificial qualities. </text:p>
      <text:p text:style-name="Text_20_body">That's why we consider the case where some partners have more than one bid on the cycle. <text:span text:style-name="T1">Ω is first shared</text:span><text:span text:style-name="T14"> between partners, the results are then shared between bids of each partner. L</text:span>et <text:span text:style-name="T19">m</text:span> be the number of partners, such as <draw:frame draw:style-name="fr1" draw:name="Objet27" text:anchor-type="as-char" svg:width="1.102cm" svg:height="0.467cm" draw:z-index="21"><draw:object xlink:href="./Object 27" xlink:type="simple" xlink:show="embed" xlink:actuate="onLoad"/><draw:image xlink:href="./ObjectReplacements/Object 27" xlink:type="simple" xlink:show="embed" xlink:actuate="onLoad"/></draw:frame>. Let <text:s/><text:span text:style-name="T19">b</text:span><text:span text:style-name="T7">i</text:span><text:span text:style-name="T19"> </text:span>be the number of bids of the author of the bid<text:span text:style-name="T19"> i</text:span>. The compromise is:</text:p>
      <text:p text:style-name="Text_20_body"><draw:frame draw:style-name="fr4" draw:name="Objet28" text:anchor-type="paragraph" svg:x="7.172cm" svg:y="-0.055cm" svg:width="3.256cm" svg:height="1.067cm" draw:z-index="18"><draw:object xlink:href="./Object 28" xlink:type="simple" xlink:show="embed" xlink:actuate="onLoad"/><draw:image xlink:href="./ObjectReplacements/Object 28" xlink:type="simple" xlink:show="embed" xlink:actuate="onLoad"/><svg:desc>formule</svg:desc></draw:frame></text:p>
      <text:p text:style-name="P4"/>
      <text:p text:style-name="P1">or more simply:</text:p>
      <text:p text:style-name="P1"><draw:frame draw:style-name="fr5" draw:name="Objet19" text:anchor-type="paragraph" svg:width="2.9cm" svg:height="0.914cm" draw:z-index="19"><draw:object xlink:href="./Object 19" xlink:type="simple" xlink:show="embed" xlink:actuate="onLoad"/><draw:image xlink:href="./ObjectReplacements/Object 19" xlink:type="simple" xlink:show="embed" xlink:actuate="onLoad"/><svg:desc>formule</svg:desc></draw:frame><text:tab/>[4] </text:p>
      <text:p text:style-name="P1"><text:soft-page-break/></text:p>
      <text:p text:style-name="P12"/>
      <text:p text:style-name="Text_20_body"><text:span text:style-name="T14">So that the product of </text:span><text:span text:style-name="variable_5f_math"><text:span text:style-name="T2">ω</text:span></text:span><text:span text:style-name="variable_5f_math"><text:span text:style-name="T6">i</text:span></text:span><text:span text:style-name="variable_5f_math"><text:span text:style-name="T2">'</text:span></text:span><text:span text:style-name="T15"> </text:span><text:span text:style-name="T14">equals to </text:span><text:span text:style-name="variable_5f_math"><text:span text:style-name="T21">1</text:span></text:span><text:span text:style-name="T14">. </text:span></text:p>
      <text:p text:style-name="P4">[4] is the result of an automatic 'barter' between bids of the cycle.</text:p>
      <text:h text:style-name="P13" text:outline-level="1">Draft agreement </text:h>
      <text:p text:style-name="P1">Once <text:span text:style-name="variable_5f_math"><text:span text:style-name="T21">ω</text:span></text:span><text:span text:style-name="variable_5f_math"><text:span text:style-name="T8">i</text:span></text:span><text:span text:style-name="variable_5f_math"><text:span text:style-name="T21">'</text:span></text:span><text:span text:style-name="variable_5f_math"><text:span text:style-name="T18"> are obtained,</text:span></text:span><text:span text:style-name="T17"> we must find a vector </text:span><text:span text:style-name="T17"><draw:frame draw:style-name="fr1" draw:name="Objet34" text:anchor-type="as-char" svg:width="0.508cm" svg:height="0.526cm" draw:z-index="22"><draw:object xlink:href="./Object 34" xlink:type="simple" xlink:show="embed" xlink:actuate="onLoad"/><draw:image xlink:href="./ObjectReplacements/Object 34" xlink:type="simple" xlink:show="embed" xlink:actuate="onLoad"/></draw:frame></text:span><text:span text:style-name="T17">of integers representing quantities to be exchanged by the d</text:span>raft agreement from quantities offered by bids. <text:s/>A vector <text:span text:style-name="T1"><draw:frame draw:style-name="fr1" draw:name="Objet35" text:anchor-type="as-char" svg:width="0.427cm" svg:height="0.467cm" draw:z-index="23"><draw:object xlink:href="./Object 35" xlink:type="simple" xlink:show="embed" xlink:actuate="onLoad"/><draw:image xlink:href="./ObjectReplacements/Object 35" xlink:type="simple" xlink:show="embed" xlink:actuate="onLoad"/></draw:frame></text:span><text:span text:style-name="T1">of real numbers is first computed as the maximum flow circulation through the cycle with the constraints of </text:span><text:span text:style-name="variable_5f_math"><text:span text:style-name="T21">ω</text:span></text:span><text:span text:style-name="variable_5f_math"><text:span text:style-name="T8">i</text:span></text:span><text:span text:style-name="variable_5f_math"><text:span text:style-name="T21">'</text:span></text:span><text:span text:style-name="variable_5f_math"><text:span text:style-name="T18"> and of quantities offered by bids. Rounding of</text:span></text:span><text:span text:style-name="variable_5f_math"><text:span text:style-name="T3"><draw:frame draw:style-name="fr1" draw:name="Objet36" text:anchor-type="as-char" svg:width="0.427cm" svg:height="0.467cm" draw:z-index="24"><draw:object xlink:href="./Object 36" xlink:type="simple" xlink:show="embed" xlink:actuate="onLoad"/><draw:image xlink:href="./ObjectReplacements/Object 36" xlink:type="simple" xlink:show="embed" xlink:actuate="onLoad"/></draw:frame></text:span></text:span><text:span text:style-name="variable_5f_math"><text:span text:style-name="T3">to obtain </text:span></text:span><text:span text:style-name="variable_5f_math"><text:span text:style-name="T3"><draw:frame draw:style-name="fr1" draw:name="Objet37" text:anchor-type="as-char" svg:width="0.508cm" svg:height="0.526cm" draw:z-index="25"><draw:object xlink:href="./Object 37" xlink:type="simple" xlink:show="embed" xlink:actuate="onLoad"/><draw:image xlink:href="./ObjectReplacements/Object 37" xlink:type="simple" xlink:show="embed" xlink:actuate="onLoad"/></draw:frame></text:span></text:span><text:span text:style-name="variable_5f_math"><text:span text:style-name="T3"> has several solutions. We exclude from them those where some coordinate of</text:span></text:span><text:span text:style-name="variable_5f_math"><text:span text:style-name="T3"><draw:frame draw:style-name="fr1" draw:name="Objet39" text:anchor-type="as-char" svg:width="0.508cm" svg:height="0.526cm" draw:z-index="26"><draw:object xlink:href="./Object 39" xlink:type="simple" xlink:show="embed" xlink:actuate="onLoad"/><draw:image xlink:href="./ObjectReplacements/Object 39" xlink:type="simple" xlink:show="embed" xlink:actuate="onLoad"/><svg:desc>formule</svg:desc></draw:frame></text:span></text:span><text:span text:style-name="variable_5f_math"><text:span text:style-name="T3">is null because a </text:span></text:span><text:span text:style-name="variable_5f_math"><text:span text:style-name="T16">draft agreement where some partners don't provide anything would be unfair.</text:span></text:span><text:span text:style-name="variable_5f_math"><text:span text:style-name="T3"> Among remaining candidates, we choose the one minimizing a distance between the two vectors </text:span></text:span><text:span text:style-name="variable_5f_math"><text:span text:style-name="T3"><draw:frame draw:style-name="fr1" draw:name="Objet38" text:anchor-type="as-char" svg:width="0.427cm" svg:height="0.467cm" draw:z-index="27"><draw:object xlink:href="./Object 38" xlink:type="simple" xlink:show="embed" xlink:actuate="onLoad"/><draw:image xlink:href="./ObjectReplacements/Object 38" xlink:type="simple" xlink:show="embed" xlink:actuate="onLoad"/><svg:desc>formule</svg:desc></draw:frame></text:span></text:span><text:span text:style-name="variable_5f_math"><text:span text:style-name="T3">and </text:span></text:span><text:span text:style-name="variable_5f_math"><text:span text:style-name="T3"><draw:frame draw:style-name="fr1" draw:name="Objet40" text:anchor-type="as-char" svg:width="0.508cm" svg:height="0.526cm" draw:z-index="28"><draw:object xlink:href="./Object 40" xlink:type="simple" xlink:show="embed" xlink:actuate="onLoad"/><draw:image xlink:href="./ObjectReplacements/Object 40" xlink:type="simple" xlink:show="embed" xlink:actuate="onLoad"/></draw:frame></text:span></text:span><text:span text:style-name="variable_5f_math"><text:span text:style-name="T3">. The chosen distance is simply the angle between the two vectors.</text:span></text:span></text:p>
      <text:h text:style-name="P13" text:outline-level="1">Search for the best cycle</text:h>
      <text:p text:style-name="Text_20_body"><text:span text:style-name="T14">The search covers A) and B) of §1. It is done for a given couple (quality required, quality provided). This couple defines a spindle – a sub-graph containing possible paths candidates to form the best cycle. The search first performs an extraction of this spindle. The result is stored in a temporary table of the database, and maximum length L of paths is recorded. The second step performs an adaptation of the Bellman-Ford algorithm that travel L times the spindle to find the cycle with </text:span><text:span text:style-name="T1">Ω </text:span><text:span text:style-name="T14">maximum.</text:span></text:p>
      <text:p text:style-name="Text_20_body"><text:span text:style-name="T14">When the cycle is found, it is used to form a draft agreement from available stocks offered by bids of the cycle. At that moment, we set a write-lock only stocks of these bids, verify at this moment stocks are big enough to afford the quantity of the agreement, and abort the process if this condition is not verified. This avoids a write-lock on all bids of the spindle that would produce intricate inter-lockings, and allows a parallel computation by different client process on the same database .</text:span></text:p>
      <text:p text:style-name="Text_20_body"><text:span text:style-name="T14">This search can also be used <text:s/>to read the best price on the database for the given couple (quality required, quality provided). For this case, draft formation is not performed.</text:span></text:p>
      <text:h text:style-name="P13" text:outline-level="1">Limitations</text:h>
      <text:p text:style-name="P4">A maximum number of partners in a cycles has been defined for the following reasons:</text:p>
      <text:list xml:id="list564363418" text:style-name="L1">
        <text:list-item>
          <text:p text:style-name="P9">Computation can become very heavy when the dimension of the graph to be explored grows. A limit allows representation of data that accelerate scomputation.</text:p>
        </text:list-item>
        <text:list-item>
          <text:p text:style-name="P9">Approval of agreements becomes difficult when the number of partners is too large.</text:p>
        </text:list-item>
        <text:list-item>
          <text:p text:style-name="P9">Algorithms require limitations in case of accidental occurrence of cycles in a graph that should be acyclic. Otherwise, they would run indefinitely and never provide any results.</text:p>
        </text:list-item>
      </text:list>
      <text:p text:style-name="P4">This is the reason why liquidity of openBarter is not strictly equal to that of a regular market. However, this difference is not significant when the diversity of qualities is limited to primary resources. </text:p>
      <text:h text:style-name="P13" text:outline-level="1"><text:soft-page-break/>Implementation</text:h>
      <text:p text:style-name="Text_20_body"><text:span text:style-name="T14">Different implementations have been done:</text:span></text:p>
      <text:p text:style-name="Text_20_body"><text:span text:style-name="T14">A first one using a simple mysql database using external scripts using python language. This prototype provided a web interface through which owners could exchange their stocks. This first experiment was operational, but showed that algorithms required to be integrated into the database, and viewed as barter promitives.</text:span></text:p>
      <text:p text:style-name="Text_20_body"><text:span text:style-name="T14">The second step used postgreSQL and berkeleydb, and algorithms has been developed again using C language to obtain faster computations. This experiment showed the difficulties of integrating in a software two separate memory management. </text:span></text:p>
      <text:p text:style-name="Text_20_body"><text:span text:style-name="T14">The third step used only postgreSQL, and use new functionalities offered by the recent version 9.1, allowing graph traversal using the </text:span><text:span text:style-name="T23">with</text:span><text:span text:style-name="T24"> clause. Most intensive computation has been integrated in C language, as a data type called </text:span><text:span text:style-name="T23">flow</text:span><text:span text:style-name="T24"> that separate table management of the database, and low level algorithmics.</text:span></text:p>
      <text:p text:style-name="Text_20_body"><text:span text:style-name="T24">This last version is available with GPL V3 licence on:</text:span></text:p>
      <text:p text:style-name="Text_20_body"><text:a xlink:type="simple" xlink:href="https://github.com/olivierch/openBarter"><text:span text:style-name="T24">https://github.com/olivierch/openBarter</text:span></text:a></text:p>
      <text:p text:style-name="P1"><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11-21T21:20:12</dc:date>
    <dc:creator>Olivier Chaussavoine</dc:creator>
    <meta:editing-duration>P2DT6H51M46S</meta:editing-duration>
    <meta:editing-cycles>52</meta:editing-cycles>
    <meta:generator>LibreOffice/3.3$Linux LibreOffice_project/330m19$Build-202</meta:generator>
    <meta:document-statistic meta:table-count="0" meta:image-count="0" meta:object-count="29" meta:page-count="5" meta:paragraph-count="71" meta:word-count="1535" meta:character-count="9083"/>
  </office:meta>
</office:document-meta>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sub>
        <mi>p</mi>
        <mi>b</mi>
      </msub>
      <mo stretchy="false">=</mo>
      <msub>
        <mi>p</mi>
        <mi>s</mi>
      </msub>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4/content.xml><?xml version="1.0" encoding="utf-8"?>
<math xmlns="http://www.w3.org/1998/Math/MathML">
  <semantics>
    <mrow>
      <msub>
        <mo stretchy="false">ω</mo>
        <mi>b</mi>
      </msub>
      <mo stretchy="false">=</mo>
      <msub>
        <mi>p</mi>
        <mi>b</mi>
      </msub>
    </mrow>
    <annotation encoding="StarMath 5.0">%omega sub b = p sub b</annotation>
  </semantics>
</math>
</file>

<file path=Object 15/content.xml><?xml version="1.0" encoding="utf-8"?>
<math xmlns="http://www.w3.org/1998/Math/MathML">
  <semantics>
    <mrow>
      <msub>
        <mo stretchy="false">ω</mo>
        <mi>s</mi>
      </msub>
      <mo stretchy="false">∗</mo>
      <msub>
        <mo stretchy="false">ω</mo>
        <mi>b</mi>
      </msub>
    </mrow>
    <annotation encoding="StarMath 5.0">%omega sub s * %omega sub b</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underover>
          <mo stretchy="false">∏</mo>
          <mrow>
            <mi>i</mi>
            <mo stretchy="false">=</mo>
            <mn>0</mn>
          </mrow>
          <mrow>
            <mi>n</mi>
            <mo stretchy="false">−</mo>
            <mn>1</mn>
          </mrow>
        </munderover>
        <msub>
          <mo stretchy="false">ω</mo>
          <mi>i</mi>
        </msub>
      </mrow>
      <mo stretchy="false">=</mo>
      <mn>1</mn>
    </mrow>
    <annotation encoding="StarMath 5.0">prod  from{i=0} to{n-1} {%omega sub i} =1 </annotation>
  </semantics>
</math>
</file>

<file path=Object 18/content.xml><?xml version="1.0" encoding="utf-8"?>
<math xmlns="http://www.w3.org/1998/Math/MathML">
  <semantics>
    <mtable>
      <mtr>
        <mtd>
          <mrow>
            <msub>
              <mo stretchy="false">ω</mo>
              <mi>s</mi>
            </msub>
            <mrow>
              <mi>'</mi>
              <mo stretchy="false">=</mo>
              <mfrac>
                <msub>
                  <mo stretchy="false">ω</mo>
                  <mi>s</mi>
                </msub>
                <mroot>
                  <mrow>
                    <msub>
                      <mo stretchy="false">ω</mo>
                      <mi>s</mi>
                    </msub>
                    <mo stretchy="false">∗</mo>
                    <msub>
                      <mo stretchy="false">ω</mo>
                      <mi>b</mi>
                    </msub>
                  </mrow>
                  <mn>2</mn>
                </mroot>
              </mfrac>
            </mrow>
          </mrow>
        </mtd>
      </mtr>
      <mtr>
        <mtd>
          <mrow>
            <msub>
              <mo stretchy="false">ω</mo>
              <mi>b</mi>
            </msub>
            <mrow>
              <mi>'</mi>
              <mo stretchy="false">=</mo>
              <mfrac>
                <msub>
                  <mo stretchy="false">ω</mo>
                  <mi>b</mi>
                </msub>
                <mroot>
                  <mrow>
                    <msub>
                      <mo stretchy="false">ω</mo>
                      <mi>s</mi>
                    </msub>
                    <mo stretchy="false">∗</mo>
                    <msub>
                      <mo stretchy="false">ω</mo>
                      <mi>b</mi>
                    </msub>
                  </mrow>
                  <mn>2</mn>
                </mroot>
              </mfrac>
            </mrow>
          </mrow>
        </mtd>
      </mtr>
    </mtable>
    <annotation encoding="StarMath 5.0">%omega sub s' = %omega sub s over {nroot 2{%omega sub s * %omega sub b}}
newline
%omega sub b' = %omega sub b over {nroot 2{%omega sub s * %omega sub b}}</annotation>
  </semantics>
</math>
</file>

<file path=Object 19/content.xml><?xml version="1.0" encoding="utf-8"?>
<math xmlns="http://www.w3.org/1998/Math/MathML">
  <semantics>
    <mrow>
      <msub>
        <mo stretchy="false">ω</mo>
        <mi>i</mi>
      </msub>
      <mrow>
        <mi>'</mi>
        <mo stretchy="false">=</mo>
        <mrow>
          <msub>
            <mo stretchy="false">ω</mo>
            <mi>i</mi>
          </msub>
          <mo stretchy="false">∗</mo>
          <msup>
            <mo stretchy="false">Ω</mo>
            <mrow>
              <mo stretchy="false">−</mo>
              <mfrac>
                <mn>1</mn>
                <mrow>
                  <mi>m</mi>
                  <mo stretchy="false">∗</mo>
                  <msub>
                    <mi>b</mi>
                    <mi>i</mi>
                  </msub>
                </mrow>
              </mfrac>
            </mrow>
          </msup>
        </mrow>
      </mrow>
    </mrow>
    <annotation encoding="StarMath 5.0">%omega sub i'  = %omega sub i * {%OMEGA}^{-{1 over {m *b sub i}}}
</annotation>
  </semantics>
</math>
</file>

<file path=Object 20/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21/content.xml><?xml version="1.0" encoding="utf-8"?>
<math xmlns="http://www.w3.org/1998/Math/MathML">
  <semantics>
    <mrow>
      <mo stretchy="false">Ω</mo>
      <mo stretchy="false">=</mo>
      <mrow>
        <munderover>
          <mo stretchy="false">∏</mo>
          <mrow>
            <mi>i</mi>
            <mo stretchy="false">=</mo>
            <mn>0</mn>
          </mrow>
          <mrow>
            <mi>n</mi>
            <mo stretchy="false">−</mo>
            <mn>1</mn>
          </mrow>
        </munderover>
        <msub>
          <mo stretchy="false">ω</mo>
          <mi>i</mi>
        </msub>
      </mrow>
    </mrow>
    <annotation encoding="StarMath 5.0">%OMEGA = prod  from{i=0} to{n-1} {%omega sub i}</annotation>
  </semantics>
</math>
</file>

<file path=Object 22/content.xml><?xml version="1.0" encoding="utf-8"?>
<math xmlns="http://www.w3.org/1998/Math/MathML">
  <semantics>
    <mrow>
      <msub>
        <mo stretchy="false">ω</mo>
        <mi>i</mi>
      </msub>
      <mrow>
        <mi>'</mi>
        <mo stretchy="false">=</mo>
        <mrow>
          <msub>
            <mo stretchy="false">ω</mo>
            <mi>i</mi>
          </msub>
          <mo stretchy="false">∗</mo>
          <msup>
            <mfenced open="{" close="}">
              <mfrac>
                <mn>1</mn>
                <mo stretchy="false">Ω</mo>
              </mfrac>
            </mfenced>
            <mfrac>
              <mn>1</mn>
              <mi>n</mi>
            </mfrac>
          </msup>
        </mrow>
      </mrow>
    </mrow>
    <annotation encoding="StarMath 5.0">%omega sub i' = %omega sub i * left lbrace{1 over %OMEGA}right rbrace^{1 over n}</annotation>
  </semantics>
</math>
</file>

<file path=Object 27/content.xml><?xml version="1.0" encoding="utf-8"?>
<math xmlns="http://www.w3.org/1998/Math/MathML">
  <semantics>
    <mrow>
      <mi>m</mi>
      <mo stretchy="false">≤</mo>
      <mi>n</mi>
    </mrow>
    <annotation encoding="StarMath 5.0">m &lt;= n </annotation>
  </semantics>
</math>
</file>

<file path=Object 28/content.xml><?xml version="1.0" encoding="utf-8"?>
<math xmlns="http://www.w3.org/1998/Math/MathML">
  <semantics>
    <mrow>
      <msub>
        <mo stretchy="false">ω</mo>
        <mi>i</mi>
      </msub>
      <mrow>
        <mi>'</mi>
        <mo stretchy="false">=</mo>
        <mrow>
          <msub>
            <mo stretchy="false">ω</mo>
            <mi>i</mi>
          </msub>
          <mo stretchy="false">∗</mo>
          <msup>
            <mfenced open="{" close="}">
              <msup>
                <mrow>
                  <mo stretchy="false">[</mo>
                  <mfrac>
                    <mn>1</mn>
                    <mo stretchy="false">Ω</mo>
                  </mfrac>
                  <mo stretchy="false">]</mo>
                </mrow>
                <mfrac>
                  <mn>1</mn>
                  <mi>m</mi>
                </mfrac>
              </msup>
            </mfenced>
            <mfrac>
              <mn>1</mn>
              <msub>
                <mi>b</mi>
                <mi>i</mi>
              </msub>
            </mfrac>
          </msup>
        </mrow>
      </mrow>
    </mrow>
    <annotation encoding="StarMath 5.0">%omega sub i' = %omega sub i * left lbrace{[{1 over %OMEGA}]^{{1 over {m}}}}right rbrace ^{{1 over {b sub i}}}</annotation>
  </semantics>
</math>
</file>

<file path=Object 3/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34/content.xml><?xml version="1.0" encoding="utf-8"?>
<math xmlns="http://www.w3.org/1998/Math/MathML">
  <semantics>
    <mover accent="true">
      <mi>Q</mi>
      <mo stretchy="false">⃗</mo>
    </mover>
    <annotation encoding="StarMath 5.0">vec Q </annotation>
  </semantics>
</math>
</file>

<file path=Object 35/content.xml><?xml version="1.0" encoding="utf-8"?>
<math xmlns="http://www.w3.org/1998/Math/MathML">
  <semantics>
    <mover accent="true">
      <mi>q</mi>
      <mo stretchy="false">⃗</mo>
    </mover>
    <annotation encoding="StarMath 5.0">vec q </annotation>
  </semantics>
</math>
</file>

<file path=Object 36/content.xml><?xml version="1.0" encoding="utf-8"?>
<math xmlns="http://www.w3.org/1998/Math/MathML">
  <semantics>
    <mover accent="true">
      <mi>q</mi>
      <mo stretchy="false">⃗</mo>
    </mover>
    <annotation encoding="StarMath 5.0">vec q </annotation>
  </semantics>
</math>
</file>

<file path=Object 37/content.xml><?xml version="1.0" encoding="utf-8"?>
<math xmlns="http://www.w3.org/1998/Math/MathML">
  <semantics>
    <mover accent="true">
      <mi>Q</mi>
      <mo stretchy="false">⃗</mo>
    </mover>
    <annotation encoding="StarMath 5.0">vec Q </annotation>
  </semantics>
</math>
</file>

<file path=Object 38/content.xml><?xml version="1.0" encoding="utf-8"?>
<math xmlns="http://www.w3.org/1998/Math/MathML">
  <semantics>
    <mover accent="true">
      <mi>q</mi>
      <mo stretchy="false">⃗</mo>
    </mover>
    <annotation encoding="StarMath 5.0">vec q </annotation>
  </semantics>
</math>
</file>

<file path=Object 39/content.xml><?xml version="1.0" encoding="utf-8"?>
<math xmlns="http://www.w3.org/1998/Math/MathML">
  <semantics>
    <mover accent="true">
      <mi>Q</mi>
      <mo stretchy="false">⃗</mo>
    </mover>
    <annotation encoding="StarMath 5.0">vec Q </annotation>
  </semantics>
</math>
</file>

<file path=Object 4/content.xml><?xml version="1.0" encoding="utf-8"?>
<math xmlns="http://www.w3.org/1998/Math/MathML">
  <semantics>
    <mtable>
      <mtr>
        <mtd>
          <mrow>
            <mrow>
              <msub>
                <mo stretchy="false">ω</mo>
                <mi>i</mi>
              </msub>
              <mo stretchy="false">=</mo>
              <mfrac>
                <msub>
                  <mi>q</mi>
                  <mi>i</mi>
                </msub>
                <msub>
                  <mi>q</mi>
                  <mrow>
                    <mi>i</mi>
                    <mo stretchy="false">−</mo>
                    <mn>1</mn>
                  </mrow>
                </msub>
              </mfrac>
            </mrow>
            <mi mathvariant="italic">for</mi>
            <mrow>
              <mi>i</mi>
              <mo stretchy="false">∈</mo>
              <mrow>
                <mo stretchy="false">[</mo>
                <mrow>
                  <mn>1,</mn>
                  <mrow>
                    <mi>n</mi>
                    <mo stretchy="false">−</mo>
                    <mn>1</mn>
                  </mrow>
                </mrow>
                <mo stretchy="false">]</mo>
              </mrow>
            </mrow>
          </mrow>
        </mtd>
      </mtr>
      <mtr>
        <mtd>
          <mrow>
            <msub>
              <mo stretchy="false">ω</mo>
              <mn>0</mn>
            </msub>
            <mo stretchy="false">=</mo>
            <mfrac>
              <msub>
                <mi>q</mi>
                <mn>0</mn>
              </msub>
              <msub>
                <mi>q</mi>
                <mrow>
                  <mi>n</mi>
                  <mo stretchy="false">−</mo>
                  <mn>1</mn>
                </mrow>
              </msub>
            </mfrac>
          </mrow>
        </mtd>
      </mtr>
    </mtable>
    <annotation encoding="StarMath 5.0">%omega sub i ={q sub i} over {q sub {i-1}} for i in [1,n-1]
newline 
 %omega sub 0 ={q sub 0} over {q sub {n-1}}</annotation>
  </semantics>
</math>
</file>

<file path=Object 40/content.xml><?xml version="1.0" encoding="utf-8"?>
<math xmlns="http://www.w3.org/1998/Math/MathML">
  <semantics>
    <mover accent="true">
      <mi>Q</mi>
      <mo stretchy="false">⃗</mo>
    </mover>
    <annotation encoding="StarMath 5.0">vec Q </annotation>
  </semantics>
</math>
</file>

<file path=Object 5/content.xml><?xml version="1.0" encoding="utf-8"?>
<math xmlns="http://www.w3.org/1998/Math/MathML">
  <semantics>
    <mrow>
      <mrow>
        <mrow>
          <munderover>
            <mo stretchy="false">∏</mo>
            <mrow>
              <mi>i</mi>
              <mo stretchy="false">=</mo>
              <mn>0</mn>
            </mrow>
            <mrow>
              <mi>n</mi>
              <mo stretchy="false">−</mo>
              <mn>1</mn>
            </mrow>
          </munderover>
          <msub>
            <mo stretchy="false">ω</mo>
            <mi>i</mi>
          </msub>
        </mrow>
        <mo stretchy="false">=</mo>
        <mrow>
          <mfrac>
            <msub>
              <mi>q</mi>
              <mn>0</mn>
            </msub>
            <msub>
              <mi>q</mi>
              <mrow>
                <mi>n</mi>
                <mo stretchy="false">−</mo>
                <mn>1</mn>
              </mrow>
            </msub>
          </mfrac>
          <mo stretchy="false">∗</mo>
          <mrow>
            <munderover>
              <mo stretchy="false">∏</mo>
              <mrow>
                <mi>j</mi>
                <mo stretchy="false">=</mo>
                <mn>1</mn>
              </mrow>
              <mrow>
                <mi>n</mi>
                <mo stretchy="false">−</mo>
                <mn>1</mn>
              </mrow>
            </munderover>
            <mfrac>
              <msub>
                <mi>q</mi>
                <mi>i</mi>
              </msub>
              <msub>
                <mi>q</mi>
                <mrow>
                  <mi>i</mi>
                  <mo stretchy="false">−</mo>
                  <mn>1</mn>
                </mrow>
              </msub>
            </mfrac>
          </mrow>
        </mrow>
      </mrow>
      <mo stretchy="false">=</mo>
      <mn>1</mn>
    </mrow>
    <annotation encoding="StarMath 5.0">prod  from{i=0} to{n-1} {%omega sub i} = {q sub 0} over {q sub{ n-1}}  * prod from{j=1} to{n-1} {{q sub i} over {q sub{ i-1}} } = 1 </annotation>
  </semantics>
</math>
</file>

<file path=Object 6/content.xml><?xml version="1.0" encoding="utf-8"?>
<math xmlns="http://www.w3.org/1998/Math/MathML">
  <semantics>
    <mrow>
      <mi>p</mi>
      <mo stretchy="false">=</mo>
      <mfrac>
        <mi>m</mi>
        <mi>g</mi>
      </mfrac>
    </mrow>
    <annotation encoding="StarMath 5.0">p= m over g</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